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44ab" officeooo:paragraph-rsid="001544ab"/>
    </style:style>
    <style:style style:name="P2" style:family="paragraph" style:parent-style-name="Standard">
      <style:text-properties officeooo:rsid="001544ab" officeooo:paragraph-rsid="0015a293"/>
    </style:style>
    <style:style style:name="P3" style:family="paragraph" style:parent-style-name="Standard">
      <style:text-properties officeooo:rsid="0015a293" officeooo:paragraph-rsid="0015a293"/>
    </style:style>
    <style:style style:name="P4" style:family="paragraph" style:parent-style-name="Standard">
      <style:text-properties officeooo:rsid="0015b1d7" officeooo:paragraph-rsid="0015b1d7"/>
    </style:style>
    <style:style style:name="P5" style:family="paragraph" style:parent-style-name="Standard">
      <style:text-properties officeooo:rsid="0016a0b8" officeooo:paragraph-rsid="0016a0b8"/>
    </style:style>
    <style:style style:name="P6" style:family="paragraph" style:parent-style-name="Standard">
      <style:text-properties officeooo:rsid="001544ab" officeooo:paragraph-rsid="00187678"/>
    </style:style>
    <style:style style:name="P7" style:family="paragraph" style:parent-style-name="Standard">
      <style:text-properties officeooo:rsid="001544ab" officeooo:paragraph-rsid="001544ab"/>
    </style:style>
    <style:style style:name="P8" style:family="paragraph" style:parent-style-name="Standard">
      <style:text-properties officeooo:rsid="00187678" officeooo:paragraph-rsid="00187678"/>
    </style:style>
    <style:style style:name="T1" style:family="text">
      <style:text-properties officeooo:rsid="0015a293"/>
    </style:style>
    <style:style style:name="T2" style:family="text">
      <style:text-properties officeooo:rsid="001655c7"/>
    </style:style>
    <style:style style:name="T3" style:family="text">
      <style:text-properties officeooo:rsid="00173298"/>
    </style:style>
    <style:style style:name="T4" style:family="text">
      <style:text-properties officeooo:rsid="001876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effen Mittwoch 24.10.18 </text:p>
      <text:p text:style-name="P6"/>
      <text:p text:style-name="P6"><text:span text:style-name="T4">Beginn: </text:span>13:00</text:p>
      <text:p text:style-name="P1"/>
      <text:p text:style-name="P8">Ende: 13:50</text:p>
      <text:p text:style-name="P1"/>
      <text:p text:style-name="P1">Anschreiben einsehen und in der Runde besprechen.</text:p>
      <text:p text:style-name="P1"/>
      <text:p text:style-name="P1">Besprechung: nutzung einer Website erst zu späterem Zeitpunkt im Projekt</text:p>
      <text:p text:style-name="P1"/>
      <text:p text:style-name="P1">Besprechung Anschreiben:</text:p>
      <text:p text:style-name="P1"/>
      <text:p text:style-name="P1"><text:tab/>- Infos zum Unternehmen</text:p>
      <text:p text:style-name="P1"><text:tab/>- Formatierung überprüfen</text:p>
      <text:p text:style-name="P1"><text:tab/>- Projektleiter durch Productowner ersetzen</text:p>
      <text:p text:style-name="P1"><text:tab/>- Aufzählung einsetzen</text:p>
      <text:p text:style-name="P1"><text:tab/>- QR Code entfernen</text:p>
      <text:p text:style-name="P1"><text:tab/>- Websitelink entfernen</text:p>
      <text:p text:style-name="P1"><text:tab/>- Email Verteiler von Gruppe Vorgabe</text:p>
      <text:p text:style-name="P1"><text:tab/>- Abschnitt Aufwandschätzung einfügen mit leeren Plätzen für entsprechende Einträge</text:p>
      <text:p text:style-name="P1"><text:tab/>- Firmenlogo auf rechte Seite zu unseren Daten</text:p>
      <text:p text:style-name="P1"/>
      <text:p text:style-name="P1"/>
      <text:p text:style-name="P1">Generell zu Angebot:</text:p>
      <text:p text:style-name="P1"/>
      <text:p text:style-name="P1"><text:tab/>- Liste mit Rollen und Adressen</text:p>
      <text:p text:style-name="P1"><text:tab/>- Detailierte Aufwandsschätzung anhängen</text:p>
      <text:p text:style-name="P2"><text:s/></text:p>
      <text:p text:style-name="P2"/>
      <text:p text:style-name="P3">Fragen für Tutorentreffen:</text:p>
      <text:p text:style-name="P2"/>
      <text:p text:style-name="P2"><text:tab/>- <text:span text:style-name="T1">Wofür ist Taiga ? Was kann da rein?</text:span></text:p>
      <text:p text:style-name="P2"><text:s/></text:p>
      <text:p text:style-name="P2"/>
      <text:p text:style-name="P2"/>
      <text:p text:style-name="P3">Fortsetzung Name und Logo:</text:p>
      <text:p text:style-name="P2"/>
      <text:p text:style-name="P2"><text:tab/>- <text:span text:style-name="T1">Agile Bears Computing (ABC)</text:span></text:p>
      <text:p text:style-name="P2"><text:tab/>- <text:span text:style-name="T2">Alternativen fürAgile: Academic, und mögliche andere</text:span></text:p>
      <text:p text:style-name="P2"><text:s/></text:p>
      <text:p text:style-name="P1"/>
      <text:p text:style-name="P3">User Stor<text:span text:style-name="T3">ie</text:span>s:</text:p>
      <text:p text:style-name="P3"/>
      <text:p text:style-name="P3">Einteilung:</text:p>
      <text:p text:style-name="P3"/>
      <text:p text:style-name="P4">Yousuf und Houman <text:tab/><text:tab/><text:tab/>Server <text:s text:c="5"/></text:p>
      <text:p text:style-name="P4">René und Lukas <text:tab/><text:tab/><text:tab/>Beobachter</text:p>
      <text:p text:style-name="P4">Daniel und Wael<text:tab/><text:tab/><text:tab/>Spieler<text:tab/><text:tab/></text:p>
      <text:p text:style-name="P4">Jan und Ahmed<text:tab/><text:tab/><text:tab/>KI<text:tab/><text:tab/><text:tab/><text:tab/></text:p>
      <text:p text:style-name="P4">Maximilian und Kai<text:tab/><text:tab/><text:tab/>Ausrichter</text:p>
      <text:p text:style-name="P1"/>
      <text:p text:style-name="P5">nicht anwesend: Wael Kommitee, Jan Werkzeugworkshop, Yousse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52S</meta:editing-duration>
    <meta:editing-cycles>8</meta:editing-cycles>
    <meta:generator>LibreOffice/5.4.6.2$Windows_X86_64 LibreOffice_project/4014ce260a04f1026ba855d3b8d91541c224eab8</meta:generator>
    <dc:date>2019-01-20T17:22:09.639000000</dc:date>
    <meta:document-statistic meta:table-count="0" meta:image-count="0" meta:object-count="0" meta:page-count="1" meta:paragraph-count="34" meta:word-count="143" meta:character-count="1021" meta:non-whitespace-character-count="866"/>
    <meta:user-defined meta:name="Info 1"/>
    <meta:user-defined meta:name="Info 2"/>
    <meta:user-defined meta:name="Info 3"/>
    <meta:user-defined meta:name="Info 4"/>
  </office:meta>
</office:document-meta>
</file>